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ompte : 100 €</text:p>
      <text:p text:style-name="Standard">Total : 500€</text:p>
      <text:p text:style-name="Standard"/>
      <text:p text:style-name="Standard">Compatibilité résolution d’écran : 800*600 et plus</text:p>
      <text:p text:style-name="Standard">Compatibilité navigateur : Gecko, Firefox, Epiphany, Safari(mac), Opéra, <text:span text:style-name="T1">Internet Explorer(MS)</text:span>.</text:p>
      <text:p text:style-name="Standard">Ce site est intéropérable avec tous les navigateur sauf celui de Microsoft qui ne respect pas les normes</text:p>
      <text:p text:style-name="Standard"/>
      <text:p text:style-name="Standard">Le site est ergonomique et claire.</text:p>
      <text:p text:style-name="Standard">Le site respecte les normes strict du xHTML 1.0</text:p>
      <text:p text:style-name="Standard">Le site respecte les normes strict du CSS Level 2, 2.1 et 3.</text:p>
      <text:p text:style-name="Standard">Le code respecte une syntaxe correct et permet à tous développeur qui voudrait améliorer le site de lire le code sans difficultés.</text:p>
      <text:p text:style-name="Standard"/>
      <text:p text:style-name="Standard">Les outils utilisés lors de la création du site web ont été : Vim (Éditeur de texte en console), et le validateur de code xHTML et CSS du World Wide Web Consorti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8T18:21:32</meta:creation-date>
    <dc:date>2008-05-18T18:40:10</dc:date>
    <meta:editing-cycles>1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21" meta:character-count="711"/>
  </office:meta>
</office:document-meta>
</file>